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12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back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ffc0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92d05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background" draw:fill="solid" draw:fill-color="#ffc0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back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8">
      <style:graphic-properties style:wrap="run-through" style:run-through="foreground" draw:fill="solid" draw:fill-color="#92d05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solid" draw:fill-color="#ffc0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solid" draw:fill-color="#92d05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custom-shape svg:x="0.03056in" svg:y="0.00027in" svg:width="0.16111in" svg:height="0.16875in" draw:z-index="251663360" draw:id="id0" draw:style-name="a0" draw:name="Rectangle 5" text:anchor-type="paragraph"><svg:title/><svg:desc/><draw:enhanced-geometry draw:type="non-primitive" svg:viewBox="0 0 21600 21600" draw:enhanced-path="M 0 0 L 21600 0 21600 21600 0 21600 Z N"/></draw:custom-shape><text:s text:c="8"/>Usuario anónimo</text:p>
      <text:p text:style-name="Normal"><draw:custom-shape svg:x="0.01538in" svg:y="0.01827in" svg:width="0.17639in" svg:height="0.15347in" draw:z-index="251664384" draw:id="id1" draw:style-name="a1" draw:name="Rectangle 6" text:anchor-type="paragraph"><svg:title/><svg:desc/><draw:enhanced-geometry draw:type="non-primitive" svg:viewBox="0 0 21600 21600" draw:enhanced-path="M 0 0 L 21600 0 21600 21600 0 21600 Z N"/></draw:custom-shape><text:s text:c="8"/>Usuario registrado</text:p>
      <text:p text:style-name="Normal"><draw:custom-shape svg:x="0.01538in" svg:y="0.01346in" svg:width="0.15347in" svg:height="0.15347in" draw:z-index="251665408" draw:id="id2" draw:style-name="a2" draw:name="Rectangle 7" text:anchor-type="paragraph"><svg:title/><svg:desc/><draw:enhanced-geometry draw:type="non-primitive" svg:viewBox="0 0 21600 21600" draw:enhanced-path="M 0 0 L 21600 0 21600 21600 0 21600 Z N"/></draw:custom-shape><text:s text:c="8"/>Usuario administrador</text:p>
      <text:p text:style-name="Normal"><draw:frame draw:z-index="251661312" draw:style-name="a3" draw:name="Picture 2" text:anchor-type="paragraph" svg:x="-0.06902in" svg:y="0.31891in" svg:width="2.66042in" svg:height="2.6in" style:rel-width="scale" style:rel-height="scale"><draw:image xlink:href="media/image1.jpeg" xlink:type="simple" xlink:show="embed" xlink:actuate="onLoad"/><svg:title/><svg:desc/></draw:frame></text:p>
      <text:p text:style-name="Normal"/>
      <text:p text:style-name="Normal"><draw:custom-shape svg:x="2.72073in" svg:y="0.17655in" svg:width="0.34792in" svg:height="0.55347in" draw:z-index="251666432" draw:id="id3" draw:style-name="a4" draw:name="Arrow: Curved Left 8" text:anchor-type="paragraph"><svg:title/><svg:desc/><draw:enhanced-geometry draw:path-stretchpoint-x="21600" draw:path-stretchpoint-y="21600" draw:type="non-primitive" svg:viewBox="0 0 21600 21600" draw:enhanced-path="S M ?f3 ?f39 L ?f40 ?f36 ?f40 ?f32 A ?f97 ?f98 ?f99 ?f100 ?f40 ?f32 ?f94 ?f96  W ?f101 ?f102 ?f103 ?f104 ?f40 ?f32 ?f94 ?f96 A ?f144 ?f145 ?f146 ?f147 ?f94 ?f96 ?f141 ?f143  W ?f148 ?f149 ?f150 ?f151 ?f94 ?f96 ?f141 ?f143 L ?f40 ?f37 Z N S M ?f4 ?f26 A ?f191 ?f192 ?f193 ?f194 ?f4 ?f26 ?f188 ?f190  W ?f195 ?f196 ?f197 ?f198 ?f4 ?f26 ?f188 ?f190 L ?f3 ?f5 A ?f238 ?f239 ?f240 ?f241 ?f3 ?f5 ?f235 ?f237  W ?f242 ?f243 ?f244 ?f245 ?f3 ?f5 ?f235 ?f237 Z N F M ?f4 ?f26 A ?f191 ?f192 ?f193 ?f194 ?f4 ?f26 ?f188 ?f190  W ?f195 ?f196 ?f197 ?f198 ?f4 ?f26 ?f188 ?f190 L ?f3 ?f5 A ?f238 ?f239 ?f240 ?f241 ?f3 ?f5 ?f235 ?f237  W ?f242 ?f243 ?f244 ?f245 ?f3 ?f5 ?f235 ?f237 L ?f4 ?f26 A ?f266 ?f267 ?f268 ?f269 ?f4 ?f26 ?f263 ?f265  W ?f270 ?f271 ?f272 ?f273 ?f4 ?f26 ?f263 ?f265 L ?f40 ?f37 ?f3 ?f39 ?f40 ?f36 ?f40 ?f32 A ?f97 ?f98 ?f99 ?f100 ?f40 ?f32 ?f94 ?f96  W ?f101 ?f102 ?f103 ?f104 ?f40 ?f32 ?f94 ?f96 N" draw:text-areas="?f3 ?f5 ?f4 ?f6" draw:glue-points="?f3 ?f48 ?f40 ?f36 ?f3 ?f39 ?f40 ?f37 ?f4 ?f47" draw:glue-point-leaving-directions="-270, -270, -90.002, -180, -90" draw:modifiers="25000 50000 250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4 - ?f3"/><draw:equation draw:name="f10" draw:formula="min(?f9, ?f7)"/><draw:equation draw:name="f11" draw:formula="5419351 / 1725033"/><draw:equation draw:name="f12" draw:formula="$1"/><draw:equation draw:name="f13" draw:formula="$0"/><draw:equation draw:name="f14" draw:formula="?f10 * ?f13 / 100000"/><draw:equation draw:name="f15" draw:formula="?f10 * ?f12 / 100000"/><draw:equation draw:name="f16" draw:formula="(?f14 + ?f15) / 4"/><draw:equation draw:name="f17" draw:formula="?f8 - ?f16"/><draw:equation draw:name="f18" draw:formula="?f17 * 2"/><draw:equation draw:name="f19" draw:formula="?f18 * ?f18"/><draw:equation draw:name="f20" draw:formula="?f14 * ?f14"/><draw:equation draw:name="f21" draw:formula="?f19 - ?f20"/><draw:equation draw:name="f22" draw:formula="sqrt(?f21)"/><draw:equation draw:name="f23" draw:formula="?f22 * ?f9 / ?f18"/><draw:equation draw:name="f24" draw:formula="$2"/><draw:equation draw:name="f25" draw:formula="?f10 * ?f24 / 100000"/><draw:equation draw:name="f26" draw:formula="?f17 + ?f14"/><draw:equation draw:name="f27" draw:formula="?f9 * ?f9"/><draw:equation draw:name="f28" draw:formula="?f25 * ?f25"/><draw:equation draw:name="f29" draw:formula="?f27 - ?f28"/><draw:equation draw:name="f30" draw:formula="sqrt(?f29)"/><draw:equation draw:name="f31" draw:formula="?f30 * ?f17 / ?f9"/><draw:equation draw:name="f32" draw:formula="?f17 + ?f31"/><draw:equation draw:name="f33" draw:formula="?f26 + ?f31"/><draw:equation draw:name="f34" draw:formula="?f15 - ?f14"/><draw:equation draw:name="f35" draw:formula="?f34 / 2"/><draw:equation draw:name="f36" draw:formula="?f32 - ?f35"/><draw:equation draw:name="f37" draw:formula="?f33 + ?f35"/><draw:equation draw:name="f38" draw:formula="?f15 / 2"/><draw:equation draw:name="f39" draw:formula="?f6 - ?f38"/><draw:equation draw:name="f40" draw:formula="?f3 + ?f25"/><draw:equation draw:name="f41" draw:formula="0 - ?f25"/><draw:equation draw:name="f42" draw:formula="0 - ?f31"/><draw:equation draw:name="f43" draw:formula="atan2(?f41, ?f42)"/><draw:equation draw:name="f44" draw:formula="0 - ?f43"/><draw:equation draw:name="f45" draw:formula="?f44 * ?f1 / ?f11"/><draw:equation draw:name="f46" draw:formula="?f45 - ?f2"/><draw:equation draw:name="f47" draw:formula="(?f17 + ?f26) / 2"/><draw:equation draw:name="f48" draw:formula="?f14 / 2"/><draw:equation draw:name="f49" draw:formula="0 - ?f23"/><draw:equation draw:name="f50" draw:formula="0 - ?f48"/><draw:equation draw:name="f51" draw:formula="atan2(?f49, ?f50)"/><draw:equation draw:name="f52" draw:formula="0 - ?f51"/><draw:equation draw:name="f53" draw:formula="?f52 * ?f1 / ?f11"/><draw:equation draw:name="f54" draw:formula="?f53 - ?f2"/><draw:equation draw:name="f55" draw:formula="?f54 - ?f46"/><draw:equation draw:name="f56" draw:formula="?f46 + ?f54"/><draw:equation draw:name="f57" draw:formula="0 - ?f54"/><draw:equation draw:name="f58" draw:formula="21550000 - ?f55"/><draw:equation draw:name="f59" draw:formula="if(?f58, ?f55, 21550000)"/><draw:equation draw:name="f60" draw:formula="-21550000 - ?f59"/><draw:equation draw:name="f61" draw:formula="if(?f60, -21550000, ?f59)"/><draw:equation draw:name="f62" draw:formula="?f46 + ?f61"/><draw:equation draw:name="f63" draw:formula="?f46 + ?f2"/><draw:equation draw:name="f64" draw:formula="?f63 * ?f11 / ?f1"/><draw:equation draw:name="f65" draw:formula="0 - ?f64"/><draw:equation draw:name="f66" draw:formula="cos(?f65)"/><draw:equation draw:name="f67" draw:formula="0 - ?f66"/><draw:equation draw:name="f68" draw:formula="?f67 * ?f9"/><draw:equation draw:name="f69" draw:formula="sin(?f65)"/><draw:equation draw:name="f70" draw:formula="0 - ?f69"/><draw:equation draw:name="f71" draw:formula="?f70 * ?f17"/><draw:equation draw:name="f72" draw:formula="sqrt(?f68 * ?f68 + ?f71 * ?f71 + 0 * 0)"/><draw:equation draw:name="f73" draw:formula="?f9 * ?f17 / ?f72"/><draw:equation draw:name="f74" draw:formula="?f70 * ?f73"/><draw:equation draw:name="f75" draw:formula="?f40 - ?f74"/><draw:equation draw:name="f76" draw:formula="?f67 * ?f73"/><draw:equation draw:name="f77" draw:formula="?f32 - ?f76"/><draw:equation draw:name="f78" draw:formula="?f75 - ?f9"/><draw:equation draw:name="f79" draw:formula="?f77 - ?f17"/><draw:equation draw:name="f80" draw:formula="?f75 + ?f9"/><draw:equation draw:name="f81" draw:formula="?f77 + ?f17"/><draw:equation draw:name="f82" draw:formula="?f62 + ?f2"/><draw:equation draw:name="f83" draw:formula="?f82 * ?f11 / ?f1"/><draw:equation draw:name="f84" draw:formula="0 - ?f83"/><draw:equation draw:name="f85" draw:formula="cos(?f84)"/><draw:equation draw:name="f86" draw:formula="0 - ?f85"/><draw:equation draw:name="f87" draw:formula="?f86 * ?f9"/><draw:equation draw:name="f88" draw:formula="sin(?f84)"/><draw:equation draw:name="f89" draw:formula="0 - ?f88"/><draw:equation draw:name="f90" draw:formula="?f89 * ?f17"/><draw:equation draw:name="f91" draw:formula="sqrt(?f87 * ?f87 + ?f90 * ?f90 + 0 * 0)"/><draw:equation draw:name="f92" draw:formula="?f9 * ?f17 / ?f91"/><draw:equation draw:name="f93" draw:formula="?f89 * ?f92"/><draw:equation draw:name="f94" draw:formula="?f75 + ?f93"/><draw:equation draw:name="f95" draw:formula="?f86 * ?f92"/><draw:equation draw:name="f96" draw:formula="?f77 + ?f95"/><draw:equation draw:name="f97" draw:formula="if(?f61, ?f40, ?f78)"/><draw:equation draw:name="f98" draw:formula="if(?f61, ?f32, ?f79)"/><draw:equation draw:name="f99" draw:formula="if(?f61, ?f40, ?f80)"/><draw:equation draw:name="f100" draw:formula="if(?f61, ?f32, ?f81)"/><draw:equation draw:name="f101" draw:formula="if(?f61, ?f78, ?f94)"/><draw:equation draw:name="f102" draw:formula="if(?f61, ?f79, ?f96)"/><draw:equation draw:name="f103" draw:formula="if(?f61, ?f80, ?f94)"/><draw:equation draw:name="f104" draw:formula="if(?f61, ?f81, ?f96)"/><draw:equation draw:name="f105" draw:formula="21550000 - ?f56"/><draw:equation draw:name="f106" draw:formula="if(?f105, ?f56, 21550000)"/><draw:equation draw:name="f107" draw:formula="-21550000 - ?f106"/><draw:equation draw:name="f108" draw:formula="if(?f107, -21550000, ?f106)"/><draw:equation draw:name="f109" draw:formula="?f57 + ?f108"/><draw:equation draw:name="f110" draw:formula="?f57 + ?f2"/><draw:equation draw:name="f111" draw:formula="?f110 * ?f11 / ?f1"/><draw:equation draw:name="f112" draw:formula="0 - ?f111"/><draw:equation draw:name="f113" draw:formula="cos(?f112)"/><draw:equation draw:name="f114" draw:formula="0 - ?f113"/><draw:equation draw:name="f115" draw:formula="?f114 * ?f9"/><draw:equation draw:name="f116" draw:formula="sin(?f112)"/><draw:equation draw:name="f117" draw:formula="0 - ?f116"/><draw:equation draw:name="f118" draw:formula="?f117 * ?f17"/><draw:equation draw:name="f119" draw:formula="sqrt(?f115 * ?f115 + ?f118 * ?f118 + 0 * 0)"/><draw:equation draw:name="f120" draw:formula="?f9 * ?f17 / ?f119"/><draw:equation draw:name="f121" draw:formula="?f117 * ?f120"/><draw:equation draw:name="f122" draw:formula="?f94 - ?f121"/><draw:equation draw:name="f123" draw:formula="?f114 * ?f120"/><draw:equation draw:name="f124" draw:formula="?f96 - ?f123"/><draw:equation draw:name="f125" draw:formula="?f122 - ?f9"/><draw:equation draw:name="f126" draw:formula="?f124 - ?f17"/><draw:equation draw:name="f127" draw:formula="?f122 + ?f9"/><draw:equation draw:name="f128" draw:formula="?f124 + ?f17"/><draw:equation draw:name="f129" draw:formula="?f109 + ?f2"/><draw:equation draw:name="f130" draw:formula="?f129 * ?f11 / ?f1"/><draw:equation draw:name="f131" draw:formula="0 - ?f130"/><draw:equation draw:name="f132" draw:formula="cos(?f131)"/><draw:equation draw:name="f133" draw:formula="0 - ?f132"/><draw:equation draw:name="f134" draw:formula="?f133 * ?f9"/><draw:equation draw:name="f135" draw:formula="sin(?f131)"/><draw:equation draw:name="f136" draw:formula="0 - ?f135"/><draw:equation draw:name="f137" draw:formula="?f136 * ?f17"/><draw:equation draw:name="f138" draw:formula="sqrt(?f134 * ?f134 + ?f137 * ?f137 + 0 * 0)"/><draw:equation draw:name="f139" draw:formula="?f9 * ?f17 / ?f138"/><draw:equation draw:name="f140" draw:formula="?f136 * ?f139"/><draw:equation draw:name="f141" draw:formula="?f122 + ?f140"/><draw:equation draw:name="f142" draw:formula="?f133 * ?f139"/><draw:equation draw:name="f143" draw:formula="?f124 + ?f142"/><draw:equation draw:name="f144" draw:formula="if(?f108, ?f94, ?f125)"/><draw:equation draw:name="f145" draw:formula="if(?f108, ?f96, ?f126)"/><draw:equation draw:name="f146" draw:formula="if(?f108, ?f94, ?f127)"/><draw:equation draw:name="f147" draw:formula="if(?f108, ?f96, ?f128)"/><draw:equation draw:name="f148" draw:formula="if(?f108, ?f125, ?f141)"/><draw:equation draw:name="f149" draw:formula="if(?f108, ?f126, ?f143)"/><draw:equation draw:name="f150" draw:formula="if(?f108, ?f127, ?f141)"/><draw:equation draw:name="f151" draw:formula="if(?f108, ?f128, ?f143)"/><draw:equation draw:name="f152" draw:formula="21550000 - -5400000"/><draw:equation draw:name="f153" draw:formula="if(?f152, -5400000, 21550000)"/><draw:equation draw:name="f154" draw:formula="-21550000 - ?f153"/><draw:equation draw:name="f155" draw:formula="if(?f154, -21550000, ?f153)"/><draw:equation draw:name="f156" draw:formula="0 + ?f155"/><draw:equation draw:name="f157" draw:formula="0 + ?f2"/><draw:equation draw:name="f158" draw:formula="?f157 * ?f11 / ?f1"/><draw:equation draw:name="f159" draw:formula="0 - ?f158"/><draw:equation draw:name="f160" draw:formula="cos(?f159)"/><draw:equation draw:name="f161" draw:formula="0 - ?f160"/><draw:equation draw:name="f162" draw:formula="?f161 * ?f9"/><draw:equation draw:name="f163" draw:formula="sin(?f159)"/><draw:equation draw:name="f164" draw:formula="0 - ?f163"/><draw:equation draw:name="f165" draw:formula="?f164 * ?f17"/><draw:equation draw:name="f166" draw:formula="sqrt(?f162 * ?f162 + ?f165 * ?f165 + 0 * 0)"/><draw:equation draw:name="f167" draw:formula="?f9 * ?f17 / ?f166"/><draw:equation draw:name="f168" draw:formula="?f164 * ?f167"/><draw:equation draw:name="f169" draw:formula="?f4 - ?f168"/><draw:equation draw:name="f170" draw:formula="?f161 * ?f167"/><draw:equation draw:name="f171" draw:formula="?f26 - ?f170"/><draw:equation draw:name="f172" draw:formula="?f169 - ?f9"/><draw:equation draw:name="f173" draw:formula="?f171 - ?f17"/><draw:equation draw:name="f174" draw:formula="?f169 + ?f9"/><draw:equation draw:name="f175" draw:formula="?f171 + ?f17"/><draw:equation draw:name="f176" draw:formula="?f156 + ?f2"/><draw:equation draw:name="f177" draw:formula="?f176 * ?f11 / ?f1"/><draw:equation draw:name="f178" draw:formula="0 - ?f177"/><draw:equation draw:name="f179" draw:formula="cos(?f178)"/><draw:equation draw:name="f180" draw:formula="0 - ?f179"/><draw:equation draw:name="f181" draw:formula="?f180 * ?f9"/><draw:equation draw:name="f182" draw:formula="sin(?f178)"/><draw:equation draw:name="f183" draw:formula="0 - ?f182"/><draw:equation draw:name="f184" draw:formula="?f183 * ?f17"/><draw:equation draw:name="f185" draw:formula="sqrt(?f181 * ?f181 + ?f184 * ?f184 + 0 * 0)"/><draw:equation draw:name="f186" draw:formula="?f9 * ?f17 / ?f185"/><draw:equation draw:name="f187" draw:formula="?f183 * ?f186"/><draw:equation draw:name="f188" draw:formula="?f169 + ?f187"/><draw:equation draw:name="f189" draw:formula="?f180 * ?f186"/><draw:equation draw:name="f190" draw:formula="?f171 + ?f189"/><draw:equation draw:name="f191" draw:formula="if(?f155, ?f4, ?f172)"/><draw:equation draw:name="f192" draw:formula="if(?f155, ?f26, ?f173)"/><draw:equation draw:name="f193" draw:formula="if(?f155, ?f4, ?f174)"/><draw:equation draw:name="f194" draw:formula="if(?f155, ?f26, ?f175)"/><draw:equation draw:name="f195" draw:formula="if(?f155, ?f172, ?f188)"/><draw:equation draw:name="f196" draw:formula="if(?f155, ?f173, ?f190)"/><draw:equation draw:name="f197" draw:formula="if(?f155, ?f174, ?f188)"/><draw:equation draw:name="f198" draw:formula="if(?f155, ?f175, ?f190)"/><draw:equation draw:name="f199" draw:formula="21550000 - ?f2"/><draw:equation draw:name="f200" draw:formula="if(?f199, ?f2, 21550000)"/><draw:equation draw:name="f201" draw:formula="-21550000 - ?f200"/><draw:equation draw:name="f202" draw:formula="if(?f201, -21550000, ?f200)"/><draw:equation draw:name="f203" draw:formula="?f0 + ?f202"/><draw:equation draw:name="f204" draw:formula="?f0 + ?f2"/><draw:equation draw:name="f205" draw:formula="?f204 * ?f11 / ?f1"/><draw:equation draw:name="f206" draw:formula="0 - ?f205"/><draw:equation draw:name="f207" draw:formula="cos(?f206)"/><draw:equation draw:name="f208" draw:formula="0 - ?f207"/><draw:equation draw:name="f209" draw:formula="?f208 * ?f9"/><draw:equation draw:name="f210" draw:formula="sin(?f206)"/><draw:equation draw:name="f211" draw:formula="0 - ?f210"/><draw:equation draw:name="f212" draw:formula="?f211 * ?f17"/><draw:equation draw:name="f213" draw:formula="sqrt(?f209 * ?f209 + ?f212 * ?f212 + 0 * 0)"/><draw:equation draw:name="f214" draw:formula="?f9 * ?f17 / ?f213"/><draw:equation draw:name="f215" draw:formula="?f211 * ?f214"/><draw:equation draw:name="f216" draw:formula="?f3 - ?f215"/><draw:equation draw:name="f217" draw:formula="?f208 * ?f214"/><draw:equation draw:name="f218" draw:formula="?f5 - ?f217"/><draw:equation draw:name="f219" draw:formula="?f216 - ?f9"/><draw:equation draw:name="f220" draw:formula="?f218 - ?f17"/><draw:equation draw:name="f221" draw:formula="?f216 + ?f9"/><draw:equation draw:name="f222" draw:formula="?f218 + ?f17"/><draw:equation draw:name="f223" draw:formula="?f203 + ?f2"/><draw:equation draw:name="f224" draw:formula="?f223 * ?f11 / ?f1"/><draw:equation draw:name="f225" draw:formula="0 - ?f224"/><draw:equation draw:name="f226" draw:formula="cos(?f225)"/><draw:equation draw:name="f227" draw:formula="0 - ?f226"/><draw:equation draw:name="f228" draw:formula="?f227 * ?f9"/><draw:equation draw:name="f229" draw:formula="sin(?f225)"/><draw:equation draw:name="f230" draw:formula="0 - ?f229"/><draw:equation draw:name="f231" draw:formula="?f230 * ?f17"/><draw:equation draw:name="f232" draw:formula="sqrt(?f228 * ?f228 + ?f231 * ?f231 + 0 * 0)"/><draw:equation draw:name="f233" draw:formula="?f9 * ?f17 / ?f232"/><draw:equation draw:name="f234" draw:formula="?f230 * ?f233"/><draw:equation draw:name="f235" draw:formula="?f216 + ?f234"/><draw:equation draw:name="f236" draw:formula="?f227 * ?f233"/><draw:equation draw:name="f237" draw:formula="?f218 + ?f236"/><draw:equation draw:name="f238" draw:formula="if(?f202, ?f3, ?f219)"/><draw:equation draw:name="f239" draw:formula="if(?f202, ?f5, ?f220)"/><draw:equation draw:name="f240" draw:formula="if(?f202, ?f3, ?f221)"/><draw:equation draw:name="f241" draw:formula="if(?f202, ?f5, ?f222)"/><draw:equation draw:name="f242" draw:formula="if(?f202, ?f219, ?f235)"/><draw:equation draw:name="f243" draw:formula="if(?f202, ?f220, ?f237)"/><draw:equation draw:name="f244" draw:formula="if(?f202, ?f221, ?f235)"/><draw:equation draw:name="f245" draw:formula="if(?f202, ?f222, ?f237)"/><draw:equation draw:name="f246" draw:formula="21550000 - ?f46"/><draw:equation draw:name="f247" draw:formula="if(?f246, ?f46, 21550000)"/><draw:equation draw:name="f248" draw:formula="-21550000 - ?f247"/><draw:equation draw:name="f249" draw:formula="if(?f248, -21550000, ?f247)"/><draw:equation draw:name="f250" draw:formula="0 + ?f249"/><draw:equation draw:name="f251" draw:formula="?f250 + ?f2"/><draw:equation draw:name="f252" draw:formula="?f251 * ?f11 / ?f1"/><draw:equation draw:name="f253" draw:formula="0 - ?f252"/><draw:equation draw:name="f254" draw:formula="cos(?f253)"/><draw:equation draw:name="f255" draw:formula="0 - ?f254"/><draw:equation draw:name="f256" draw:formula="?f255 * ?f9"/><draw:equation draw:name="f257" draw:formula="sin(?f253)"/><draw:equation draw:name="f258" draw:formula="0 - ?f257"/><draw:equation draw:name="f259" draw:formula="?f258 * ?f17"/><draw:equation draw:name="f260" draw:formula="sqrt(?f256 * ?f256 + ?f259 * ?f259 + 0 * 0)"/><draw:equation draw:name="f261" draw:formula="?f9 * ?f17 / ?f260"/><draw:equation draw:name="f262" draw:formula="?f258 * ?f261"/><draw:equation draw:name="f263" draw:formula="?f169 + ?f262"/><draw:equation draw:name="f264" draw:formula="?f255 * ?f261"/><draw:equation draw:name="f265" draw:formula="?f171 + ?f264"/><draw:equation draw:name="f266" draw:formula="if(?f249, ?f4, ?f172)"/><draw:equation draw:name="f267" draw:formula="if(?f249, ?f26, ?f173)"/><draw:equation draw:name="f268" draw:formula="if(?f249, ?f4, ?f174)"/><draw:equation draw:name="f269" draw:formula="if(?f249, ?f26, ?f175)"/><draw:equation draw:name="f270" draw:formula="if(?f249, ?f172, ?f263)"/><draw:equation draw:name="f271" draw:formula="if(?f249, ?f173, ?f265)"/><draw:equation draw:name="f272" draw:formula="if(?f249, ?f174, ?f263)"/><draw:equation draw:name="f273" draw:formula="if(?f249, ?f175, ?f265)"/></draw:enhanced-geometry></draw:custom-shape></text:p>
      <text:p text:style-name="Normal"><draw:frame draw:z-index="251660288" draw:style-name="a5" draw:name="Picture 3" text:anchor-type="paragraph" svg:x="3.89119in" svg:y="0.01987in" svg:width="2.84931in" svg:height="1.89167in" style:rel-width="scale" style:rel-height="scale"><draw:image xlink:href="media/image2.jpeg" xlink:type="simple" xlink:show="embed" xlink:actuate="onLoad"/><svg:title/><svg:desc/></draw:frame></text:p>
      <text:p text:style-name="Normal"/>
      <text:p text:style-name="Normal"/>
      <text:p text:style-name="Normal"><draw:custom-shape svg:x="2.85139in" svg:y="0.30903in" svg:width="0.80972in" svg:height="0.20208in" draw:z-index="251667456" draw:id="id4" draw:style-name="a6" draw:name="Arrow: Left-Right 9" text:anchor-type="paragraph"><svg:title/><svg:desc/><draw:enhanced-geometry draw:path-stretchpoint-x="21600" draw:path-stretchpoint-y="21600" draw:type="non-primitive" svg:viewBox="0 0 21600 21600" draw:enhanced-path="M ?f0 ?f6 L ?f13 ?f2 ?f13 ?f16 ?f14 ?f16 ?f14 ?f2 ?f1 ?f6 ?f14 ?f3 ?f14 ?f17 ?f13 ?f17 ?f13 ?f3 Z N" draw:text-areas="?f19 ?f16 ?f20 ?f17" draw:glue-points="?f14 ?f2 ?f9 ?f16 ?f13 ?f2 ?f13 ?f3 ?f9 ?f17 ?f14 ?f3" draw:glue-point-leaving-directions="-360, -360, -360, -180, -180, -180" draw:modifiers="50000 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$0"/><draw:equation draw:name="f12" draw:formula="$1"/><draw:equation draw:name="f13" draw:formula="?f10 * ?f12 / 100000"/><draw:equation draw:name="f14" draw:formula="?f1 - ?f13"/><draw:equation draw:name="f15" draw:formula="?f4 * ?f11 / 200000"/><draw:equation draw:name="f16" draw:formula="?f6 - ?f15"/><draw:equation draw:name="f17" draw:formula="?f6 + ?f15"/><draw:equation draw:name="f18" draw:formula="?f16 * ?f13 / ?f5"/><draw:equation draw:name="f19" draw:formula="?f13 - ?f18"/><draw:equation draw:name="f20" draw:formula="?f14 + ?f18"/></draw:enhanced-geometry></draw:custom-shape><draw:custom-shape svg:x="2.84359in" svg:y="0.02468in" svg:width="0.84792in" svg:height="0.16319in" draw:z-index="251659264" draw:id="id5" draw:style-name="a7" draw:name="Arrow: Left-Right 1" text:anchor-type="paragraph"><svg:title/><svg:desc/><draw:enhanced-geometry draw:path-stretchpoint-x="21600" draw:path-stretchpoint-y="21600" draw:type="non-primitive" svg:viewBox="0 0 21600 21600" draw:enhanced-path="M ?f0 ?f6 L ?f13 ?f2 ?f13 ?f16 ?f14 ?f16 ?f14 ?f2 ?f1 ?f6 ?f14 ?f3 ?f14 ?f17 ?f13 ?f17 ?f13 ?f3 Z N" draw:text-areas="?f19 ?f16 ?f20 ?f17" draw:glue-points="?f14 ?f2 ?f9 ?f16 ?f13 ?f2 ?f13 ?f3 ?f9 ?f17 ?f14 ?f3" draw:glue-point-leaving-directions="-360, -360, -360, -180, -180, -180" draw:modifiers="50000 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$0"/><draw:equation draw:name="f12" draw:formula="$1"/><draw:equation draw:name="f13" draw:formula="?f10 * ?f12 / 100000"/><draw:equation draw:name="f14" draw:formula="?f1 - ?f13"/><draw:equation draw:name="f15" draw:formula="?f4 * ?f11 / 200000"/><draw:equation draw:name="f16" draw:formula="?f6 - ?f15"/><draw:equation draw:name="f17" draw:formula="?f6 + ?f15"/><draw:equation draw:name="f18" draw:formula="?f16 * ?f13 / ?f5"/><draw:equation draw:name="f19" draw:formula="?f13 - ?f18"/><draw:equation draw:name="f20" draw:formula="?f14 + ?f18"/></draw:enhanced-geometry></draw:custom-shape></text:p>
      <text:p text:style-name="Normal"/>
      <text:p text:style-name="Normal"><draw:custom-shape svg:x="2.86629in" svg:y="0.0305in" svg:width="0.825in" svg:height="0.17083in" draw:z-index="251668480" draw:id="id6" draw:style-name="a8" draw:name="Arrow: Left-Right 10" text:anchor-type="paragraph"><svg:title/><svg:desc/><draw:enhanced-geometry draw:path-stretchpoint-x="21600" draw:path-stretchpoint-y="21600" draw:type="non-primitive" svg:viewBox="0 0 21600 21600" draw:enhanced-path="M ?f0 ?f6 L ?f13 ?f2 ?f13 ?f16 ?f14 ?f16 ?f14 ?f2 ?f1 ?f6 ?f14 ?f3 ?f14 ?f17 ?f13 ?f17 ?f13 ?f3 Z N" draw:text-areas="?f19 ?f16 ?f20 ?f17" draw:glue-points="?f14 ?f2 ?f9 ?f16 ?f13 ?f2 ?f13 ?f3 ?f9 ?f17 ?f14 ?f3" draw:glue-point-leaving-directions="-360, -360, -360, -180, -180, -180" draw:modifiers="50000 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$0"/><draw:equation draw:name="f12" draw:formula="$1"/><draw:equation draw:name="f13" draw:formula="?f10 * ?f12 / 100000"/><draw:equation draw:name="f14" draw:formula="?f1 - ?f13"/><draw:equation draw:name="f15" draw:formula="?f4 * ?f11 / 200000"/><draw:equation draw:name="f16" draw:formula="?f6 - ?f15"/><draw:equation draw:name="f17" draw:formula="?f6 + ?f15"/><draw:equation draw:name="f18" draw:formula="?f16 * ?f13 / ?f5"/><draw:equation draw:name="f19" draw:formula="?f13 - ?f18"/><draw:equation draw:name="f20" draw:formula="?f14 + ?f18"/></draw:enhanced-geometry></draw:custom-shape></text:p>
      <text:p text:style-name="Normal"><draw:custom-shape svg:x="5.01314in" svg:y="0.08985in" svg:width="0.14792in" svg:height="0.68403in" draw:z-index="251669504" draw:id="id7" draw:style-name="a9" draw:name="Arrow: Up-Down 12" text:anchor-type="paragraph"><svg:title/><svg:desc/><draw:enhanced-geometry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$0"/><draw:equation draw:name="f12" draw:formula="$1"/><draw:equation draw:name="f13" draw:formula="?f10 * ?f12 / 100000"/><draw:equation draw:name="f14" draw:formula="?f3 - ?f13"/><draw:equation draw:name="f15" draw:formula="?f7 * ?f11 / 200000"/><draw:equation draw:name="f16" draw:formula="?f9 - ?f15"/><draw:equation draw:name="f17" draw:formula="?f9 + ?f15"/><draw:equation draw:name="f18" draw:formula="?f16 * ?f13 / ?f8"/><draw:equation draw:name="f19" draw:formula="?f13 - ?f18"/><draw:equation draw:name="f20" draw:formula="?f14 + ?f18"/></draw:enhanced-geometry></draw:custom-shape><draw:custom-shape svg:x="5.56629in" svg:y="0.10256in" svg:width="0.15556in" svg:height="0.67083in" draw:z-index="251670528" draw:id="id8" draw:style-name="a10" draw:name="Arrow: Up-Down 13" text:anchor-type="paragraph"><svg:title/><svg:desc/><draw:enhanced-geometry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$0"/><draw:equation draw:name="f12" draw:formula="$1"/><draw:equation draw:name="f13" draw:formula="?f10 * ?f12 / 100000"/><draw:equation draw:name="f14" draw:formula="?f3 - ?f13"/><draw:equation draw:name="f15" draw:formula="?f7 * ?f11 / 200000"/><draw:equation draw:name="f16" draw:formula="?f9 - ?f15"/><draw:equation draw:name="f17" draw:formula="?f9 + ?f15"/><draw:equation draw:name="f18" draw:formula="?f16 * ?f13 / ?f8"/><draw:equation draw:name="f19" draw:formula="?f13 - ?f18"/><draw:equation draw:name="f20" draw:formula="?f14 + ?f18"/></draw:enhanced-geometry></draw:custom-shape><draw:custom-shape svg:x="6.02035in" svg:y="0.10465in" svg:width="0.14792in" svg:height="0.64722in" draw:z-index="251671552" draw:id="id9" draw:style-name="a11" draw:name="Arrow: Up-Down 14" text:anchor-type="paragraph"><svg:title/><svg:desc/><draw:enhanced-geometry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$0"/><draw:equation draw:name="f12" draw:formula="$1"/><draw:equation draw:name="f13" draw:formula="?f10 * ?f12 / 100000"/><draw:equation draw:name="f14" draw:formula="?f3 - ?f13"/><draw:equation draw:name="f15" draw:formula="?f7 * ?f11 / 200000"/><draw:equation draw:name="f16" draw:formula="?f9 - ?f15"/><draw:equation draw:name="f17" draw:formula="?f9 + ?f15"/><draw:equation draw:name="f18" draw:formula="?f16 * ?f13 / ?f8"/><draw:equation draw:name="f19" draw:formula="?f13 - ?f18"/><draw:equation draw:name="f20" draw:formula="?f14 + ?f18"/></draw:enhanced-geometry></draw:custom-shape></text:p>
      <text:p text:style-name="Normal"><draw:frame draw:z-index="251662336" draw:style-name="a12" draw:name="Picture 4" text:anchor-type="paragraph" svg:x="4.06955in" svg:y="0.69455in" svg:width="2.65615in" svg:height="2.65321in" style:rel-width="scale" style:rel-height="scale"><draw:image xlink:href="media/image3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mi tee moc</meta:initial-creator>
    <dc:creator>mimi tee moc</dc:creator>
    <meta:creation-date>2023-02-12T11:25:00Z</meta:creation-date>
    <dc:date>2023-02-12T11:49:00Z</dc:date>
    <meta:template xlink:href="Normal.dotm" xlink:type="simple"/>
    <meta:editing-cycles>1</meta:editing-cycles>
    <meta:editing-duration>PT1440S</meta:editing-duration>
    <meta:document-statistic meta:page-count="1" meta:paragraph-count="1" meta:word-count="15" meta:character-count="104" meta:row-count="1" meta:non-whitespace-character-count="90"/>
  </office:meta>
</office:document-meta>
</file>